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name="Tahoma1" svg:font-family="Tahoma"/>
    <style:font-face style:font-family-generic="roman" style:font-pitch="variable" style:name="Times New Roman" svg:font-family="'Times New Roman'"/>
    <style:font-face style:font-family-generic="system" style:font-pitch="variable" style:name="Andale Sans UI" svg:font-family="'Andale Sans UI'"/>
    <style:font-face style:font-family-generic="system" style:font-pitch="variable" style:name="Tahoma" svg:font-family="Tahoma"/>
  </office:font-face-decls>
  <office:automatic-styles>
    <style:style style:family="paragraph" style:name="ad33d85" style:parent-style-name="hvl-default">
      <style:paragraph-properties fo:line-height="0.2in" fo:margin-bottom="0.035277776cm" fo:margin-left="0.0cm" fo:margin-right="0.0cm" fo:margin-top="0.035277776cm" fo:text-align="left" fo:text-indent="0.0cm">
        <style:tab-stops>
          <style:tab-stop style:position="1.905cm" style:type="center"/>
          <style:tab-stop style:position="12.7cm" style:type="left"/>
        </style:tab-stops>
      </style:paragraph-properties>
    </style:style>
    <style:style style:family="text" style:name="ad10ded">
      <style:text-properties fo:font-size="11" fo:font-weight="bold"/>
    </style:style>
    <style:style style:family="paragraph" style:name="ab3dc6c" style:parent-style-name="hvl-default">
      <style:paragraph-properties fo:line-height="0.2in" fo:margin-bottom="0.035277776cm" fo:margin-left="0.0cm" fo:margin-right="0.0cm" fo:margin-top="0.035277776cm" fo:text-align="left" fo:text-indent="0.0cm">
        <style:tab-stops>
          <style:tab-stop style:position="1.905cm" style:type="center"/>
          <style:tab-stop style:position="11.43cm" style:type="left"/>
        </style:tab-stops>
      </style:paragraph-properties>
    </style:style>
    <style:style style:family="paragraph" style:name="a84972d" style:parent-style-name="hvl-default">
      <style:paragraph-properties fo:line-height="0.2in" fo:margin-bottom="0.035277776cm" fo:margin-left="0.0cm" fo:margin-right="0.0cm" fo:margin-top="0.035277776cm" fo:text-align="left" fo:text-indent="0.0cm">
        <style:tab-stops>
          <style:tab-stop style:position="1.905cm" style:type="center"/>
          <style:tab-stop style:position="11.43cm" style:type="left"/>
        </style:tab-stops>
      </style:paragraph-properties>
    </style:style>
    <style:style style:family="paragraph" style:name="af21370" style:parent-style-name="hvl-default">
      <style:paragraph-properties fo:line-height="0.2in" fo:margin-bottom="0.035277776cm" fo:margin-left="0.0cm" fo:margin-right="0.0cm" fo:margin-top="0.035277776cm" fo:text-align="left" fo:text-indent="0.0cm">
        <style:tab-stops>
          <style:tab-stop style:position="1.905cm" style:type="center"/>
          <style:tab-stop style:position="11.43cm" style:type="left"/>
        </style:tab-stops>
      </style:paragraph-properties>
    </style:style>
    <style:style style:family="paragraph" style:name="a0ab3ae" style:parent-style-name="hvl-default">
      <style:paragraph-properties fo:line-height="0.2in" fo:margin-bottom="0.035277776cm" fo:margin-left="0.0cm" fo:margin-right="0.0cm" fo:margin-top="0.035277776cm" fo:text-align="center" fo:text-indent="0.0cm"/>
    </style:style>
    <style:style style:family="paragraph" style:name="a3ca1a0" style:parent-style-name="hvl-default">
      <style:paragraph-properties fo:line-height="0.2in" fo:margin-bottom="0.035277776cm" fo:margin-left="0.0cm" fo:margin-right="0.0cm" fo:margin-top="0.035277776cm" fo:text-align="center" fo:text-indent="0.0cm"/>
    </style:style>
    <style:style style:family="paragraph" style:name="ac987bc" style:parent-style-name="hvl-default">
      <style:paragraph-properties fo:line-height="0.2in" fo:margin-bottom="0.035277776cm" fo:margin-left="0.0cm" fo:margin-right="0.0cm" fo:margin-top="0.035277776cm" fo:text-align="left" fo:text-indent="0.0cm"/>
    </style:style>
    <style:style style:family="table-cell" style:name="Bordered_20_Cell">
      <style:table-cell-properties fo:border="0.002cm solid #000000" fo:padding="0.097cm"/>
    </style:style>
    <style:style style:family="table" style:name="a700979">
      <style:table-properties table:align="margins"/>
    </style:style>
    <style:style style:family="paragraph" style:name="a94371a" style:parent-style-name="hvl-default">
      <style:paragraph-properties fo:line-height="0.2in" fo:margin-bottom="0.035277776cm" fo:margin-left="0.0cm" fo:margin-right="0.0cm" fo:margin-top="0.035277776cm" fo:text-align="justify" fo:text-indent="0.0cm"/>
    </style:style>
    <style:style style:family="table" style:name="a1806e2">
      <style:table-properties table:align="margins"/>
    </style:style>
    <style:style style:family="paragraph" style:name="acf30d0" style:parent-style-name="hvl-default">
      <style:paragraph-properties fo:line-height="0.2in" fo:margin-bottom="0.035277776cm" fo:margin-left="0.0cm" fo:margin-right="0.0cm" fo:margin-top="0.035277776cm" fo:text-align="justify" fo:text-indent="0.0cm"/>
    </style:style>
    <style:style style:family="paragraph" style:name="a6455c4" style:parent-style-name="hvl-default">
      <style:paragraph-properties fo:line-height="0.2in" fo:margin-bottom="0.035277776cm" fo:margin-left="0.35277778cm" fo:margin-right="0.0cm" fo:margin-top="0.035277776cm" fo:text-align="justify" fo:text-indent="-0.35277778cm"/>
    </style:style>
    <style:style style:family="text" style:name="aa758cd">
      <style:text-properties fo:font-size="11"/>
    </style:style>
    <style:style style:family="paragraph" style:name="a8bc169" style:parent-style-name="hvl-default">
      <style:paragraph-properties fo:line-height="0.2in" fo:margin-bottom="0.035277776cm" fo:margin-left="0.35277778cm" fo:margin-right="0.0cm" fo:margin-top="0.035277776cm" fo:text-align="justify" fo:text-indent="-0.35277778cm"/>
    </style:style>
    <style:style style:family="paragraph" style:name="a539a08" style:parent-style-name="hvl-default">
      <style:paragraph-properties fo:line-height="0.2in" fo:margin-bottom="0.035277776cm" fo:margin-left="0.35277778cm" fo:margin-right="0.0cm" fo:margin-top="0.035277776cm" fo:text-align="justify" fo:text-indent="-0.35277778cm"/>
    </style:style>
    <style:style style:family="paragraph" style:name="a5c2443" style:parent-style-name="hvl-default">
      <style:paragraph-properties fo:line-height="0.2in" fo:margin-bottom="0.035277776cm" fo:margin-left="0.35277778cm" fo:margin-right="0.0cm" fo:margin-top="0.035277776cm" fo:text-align="justify" fo:text-indent="-0.35277778cm"/>
    </style:style>
    <style:style style:family="table-column" style:name="aea35c8">
      <style:table-column-properties style:rel-column-width="100*"/>
    </style:style>
    <style:style style:family="table-column" style:name="a0759cc">
      <style:table-column-properties style:rel-column-width="3000*"/>
    </style:style>
    <style:style style:family="table-cell" style:name="a38c3e7">
      <style:table-cell-properties/>
    </style:style>
    <style:style style:family="table-cell" style:name="acf976d">
      <style:table-cell-properties/>
    </style:style>
    <style:style style:family="paragraph" style:name="a1ae2f2" style:parent-style-name="hvl-default">
      <style:paragraph-properties fo:line-height="0.2in" fo:margin-bottom="0.035277776cm" fo:margin-left="0.0cm" fo:margin-right="0.0cm" fo:margin-top="0.035277776cm" fo:text-align="justify" fo:text-indent="0.0cm"/>
    </style:style>
    <style:style style:family="table" style:name="a208138">
      <style:table-properties table:align="margins"/>
    </style:style>
    <style:style style:family="paragraph" style:name="a1851b0" style:parent-style-name="hvl-default">
      <style:paragraph-properties fo:line-height="0.2in" fo:margin-bottom="0.035277776cm" fo:margin-left="0.0cm" fo:margin-right="0.0cm" fo:margin-top="0.035277776cm" fo:text-align="left" fo:text-indent="0.0cm"/>
    </style:style>
    <style:style style:family="paragraph" style:name="a28398d" style:parent-style-name="hvl-default">
      <style:paragraph-properties fo:line-height="0.2in" fo:margin-bottom="0.035277776cm" fo:margin-left="0.35277778cm" fo:margin-right="0.0cm" fo:margin-top="0.035277776cm" fo:text-align="justify" fo:text-indent="-0.35277778cm"/>
    </style:style>
    <style:style style:family="paragraph" style:name="a26bfc8" style:parent-style-name="hvl-default">
      <style:paragraph-properties fo:line-height="0.2in" fo:margin-bottom="0.035277776cm" fo:margin-left="0.35277778cm" fo:margin-right="0.0cm" fo:margin-top="0.035277776cm" fo:text-align="justify" fo:text-indent="-0.35277778cm"/>
    </style:style>
    <style:style style:family="table-column" style:name="ad5f931">
      <style:table-column-properties style:rel-column-width="100*"/>
    </style:style>
    <style:style style:family="table-column" style:name="abc3b89">
      <style:table-column-properties style:rel-column-width="3000*"/>
    </style:style>
    <style:style style:family="table-cell" style:name="a24af5e">
      <style:table-cell-properties/>
    </style:style>
    <style:style style:family="table-cell" style:name="a38ff34">
      <style:table-cell-properties/>
    </style:style>
    <style:style style:family="paragraph" style:name="a8dffb2" style:parent-style-name="hvl-default">
      <style:paragraph-properties fo:line-height="0.2in" fo:margin-bottom="0.035277776cm" fo:margin-left="0.0cm" fo:margin-right="0.0cm" fo:margin-top="0.035277776cm" fo:text-align="justify" fo:text-indent="0.0cm"/>
    </style:style>
    <style:style style:family="table" style:name="ae2c015">
      <style:table-properties table:align="margins"/>
    </style:style>
    <style:style style:family="paragraph" style:name="a56ee3d" style:parent-style-name="hvl-default">
      <style:paragraph-properties fo:line-height="0.2in" fo:margin-bottom="0.035277776cm" fo:margin-left="0.0cm" fo:margin-right="0.0cm" fo:margin-top="0.035277776cm" fo:text-align="left" fo:text-indent="0.0cm"/>
    </style:style>
    <style:style style:family="table" style:name="accc673">
      <style:table-properties table:align="margins"/>
    </style:style>
    <style:style style:family="paragraph" style:name="a69e7e5" style:parent-style-name="hvl-default">
      <style:paragraph-properties fo:line-height="0.2in" fo:margin-bottom="0.035277776cm" fo:margin-left="0.35277778cm" fo:margin-right="0.0cm" fo:margin-top="0.035277776cm" fo:text-align="justify" fo:text-indent="-0.35277778cm"/>
    </style:style>
    <style:style style:family="table" style:name="aaf3d20">
      <style:table-properties table:align="margins"/>
    </style:style>
    <style:style style:family="paragraph" style:name="a93d7ef" style:parent-style-name="hvl-default">
      <style:paragraph-properties fo:line-height="0.2in" fo:margin-bottom="0.035277776cm" fo:margin-left="0.35277778cm" fo:margin-right="0.0cm" fo:margin-top="0.035277776cm" fo:text-align="right" fo:text-indent="-0.35277778cm"/>
    </style:style>
    <style:style style:family="paragraph" style:name="ab9940b" style:parent-style-name="hvl-default">
      <style:paragraph-properties fo:line-height="0.2in" fo:margin-bottom="0.035277776cm" fo:margin-left="0.35277778cm" fo:margin-right="0.0cm" fo:margin-top="0.035277776cm" fo:text-align="justify" fo:text-indent="-0.35277778cm"/>
    </style:style>
    <style:style style:family="paragraph" style:name="a11e171" style:parent-style-name="hvl-default">
      <style:paragraph-properties fo:line-height="0.2in" fo:margin-bottom="0.035277776cm" fo:margin-left="0.35277778cm" fo:margin-right="0.0cm" fo:margin-top="0.035277776cm" fo:text-align="right" fo:text-indent="-0.35277778cm"/>
    </style:style>
    <style:style style:family="paragraph" style:name="a37c15c" style:parent-style-name="hvl-default">
      <style:paragraph-properties fo:line-height="0.2in" fo:margin-bottom="0.035277776cm" fo:margin-left="0.35277778cm" fo:margin-right="0.0cm" fo:margin-top="0.035277776cm" fo:text-align="justify" fo:text-indent="-0.35277778cm"/>
    </style:style>
    <style:style style:family="paragraph" style:name="a655dea" style:parent-style-name="hvl-default">
      <style:paragraph-properties fo:line-height="0.2in" fo:margin-bottom="0.035277776cm" fo:margin-left="0.35277778cm" fo:margin-right="0.0cm" fo:margin-top="0.035277776cm" fo:text-align="right" fo:text-indent="-0.35277778cm"/>
    </style:style>
    <style:style style:family="paragraph" style:name="a94e0c8" style:parent-style-name="hvl-default">
      <style:paragraph-properties fo:line-height="0.2in" fo:margin-bottom="0.035277776cm" fo:margin-left="0.35277778cm" fo:margin-right="0.0cm" fo:margin-top="0.035277776cm" fo:text-align="justify" fo:text-indent="-0.35277778cm"/>
    </style:style>
    <style:style style:family="table-column" style:name="aba304c">
      <style:table-column-properties style:rel-column-width="300*"/>
    </style:style>
    <style:style style:family="table-column" style:name="a076931">
      <style:table-column-properties style:rel-column-width="500*"/>
    </style:style>
    <style:style style:family="table-cell" style:name="ad28e38">
      <style:table-cell-properties/>
    </style:style>
    <style:style style:family="table-cell" style:name="a702cd6">
      <style:table-cell-properties/>
    </style:style>
    <style:style style:family="table-cell" style:name="a49572c">
      <style:table-cell-properties/>
    </style:style>
    <style:style style:family="table-cell" style:name="a9dd892">
      <style:table-cell-properties/>
    </style:style>
    <style:style style:family="table-cell" style:name="a1b2bec">
      <style:table-cell-properties/>
    </style:style>
    <style:style style:family="table-cell" style:name="aeeeae8">
      <style:table-cell-properties/>
    </style:style>
    <style:style style:family="table-column" style:name="a34f674">
      <style:table-column-properties style:rel-column-width="100*"/>
    </style:style>
    <style:style style:family="table-cell" style:name="aec63f2">
      <style:table-cell-properties/>
    </style:style>
    <style:style style:family="paragraph" style:name="a56b51a" style:parent-style-name="hvl-default">
      <style:paragraph-properties fo:line-height="0.2in" fo:margin-bottom="0.035277776cm" fo:margin-left="0.35277778cm" fo:margin-right="0.0cm" fo:margin-top="0.035277776cm" fo:text-align="justify" fo:text-indent="-0.35277778cm"/>
    </style:style>
    <style:style style:family="table-column" style:name="aebfb66">
      <style:table-column-properties style:rel-column-width="100*"/>
    </style:style>
    <style:style style:family="table-column" style:name="ae161c7">
      <style:table-column-properties style:rel-column-width="3000*"/>
    </style:style>
    <style:style style:family="table-cell" style:name="a91ba3c">
      <style:table-cell-properties/>
    </style:style>
    <style:style style:family="table-cell" style:name="a40f86f">
      <style:table-cell-properties/>
    </style:style>
    <style:style style:family="paragraph" style:name="a6aa9b8" style:parent-style-name="hvl-default">
      <style:paragraph-properties fo:line-height="0.2in" fo:margin-bottom="0.035277776cm" fo:margin-left="0.0cm" fo:margin-right="0.0cm" fo:margin-top="0.035277776cm" fo:text-align="justify" fo:text-indent="0.0cm"/>
    </style:style>
    <style:style style:family="table" style:name="a0e2e1e">
      <style:table-properties table:align="margins"/>
    </style:style>
    <style:style style:family="paragraph" style:name="a1d21df" style:parent-style-name="hvl-default">
      <style:paragraph-properties fo:line-height="0.2in" fo:margin-bottom="0.035277776cm" fo:margin-left="0.0cm" fo:margin-right="0.0cm" fo:margin-top="0.035277776cm" fo:text-align="left" fo:text-indent="0.0cm"/>
    </style:style>
    <style:style style:family="table-column" style:name="ae09c4e">
      <style:table-column-properties style:rel-column-width="100*"/>
    </style:style>
    <style:style style:family="table-cell" style:name="a5b5d93">
      <style:table-cell-properties/>
    </style:style>
    <style:style style:family="paragraph" style:name="a203a69" style:parent-style-name="hvl-default">
      <style:paragraph-properties fo:line-height="0.2in" fo:margin-bottom="0.035277776cm" fo:margin-left="0.0cm" fo:margin-right="0.0cm" fo:margin-top="0.035277776cm" fo:text-align="justify" fo:text-indent="0.0cm"/>
    </style:style>
    <style:style style:family="table" style:name="af29ae8">
      <style:table-properties table:align="margins"/>
    </style:style>
    <style:style style:family="paragraph" style:name="a1e3982" style:parent-style-name="hvl-default">
      <style:paragraph-properties fo:line-height="0.2in" fo:margin-bottom="0.035277776cm" fo:margin-left="0.0cm" fo:margin-right="0.0cm" fo:margin-top="0.035277776cm" fo:text-align="left" fo:text-indent="0.0cm"/>
    </style:style>
    <style:style style:family="text" style:name="ad07264">
      <style:text-properties fo:font-weight="bold"/>
    </style:style>
    <style:style style:family="text" style:name="ae7f4d1"/>
    <style:style style:family="paragraph" style:name="a81783a" style:parent-style-name="hvl-default">
      <style:paragraph-properties fo:line-height="0.2in" fo:margin-bottom="0.035277776cm" fo:margin-left="0.10583334cm" fo:margin-right="0.035277776cm" fo:margin-top="0.035277776cm" fo:text-align="justify" fo:text-indent="0.0cm"/>
    </style:style>
    <style:style style:family="text" style:name="ad4eb7a"/>
    <style:style style:family="table-column" style:name="a9be6c4">
      <style:table-column-properties style:rel-column-width="100*"/>
    </style:style>
    <style:style style:family="table-cell" style:name="ad8de7f">
      <style:table-cell-properties/>
    </style:style>
    <style:style style:family="table-column" style:name="a5f41bd">
      <style:table-column-properties style:rel-column-width="10000*"/>
    </style:style>
    <style:style style:family="table-column" style:name="a5f7823">
      <style:table-column-properties style:rel-column-width="10000*"/>
    </style:style>
    <style:style style:family="table-cell" style:name="af2d5f8">
      <style:table-cell-properties/>
    </style:style>
    <style:style style:family="table-cell" style:name="a858ff0">
      <style:table-cell-properties/>
    </style:style>
    <style:style style:family="table-cell" style:name="a80f1af">
      <style:table-cell-properties/>
    </style:style>
    <style:style style:family="table-cell" style:name="a27713d">
      <style:table-cell-properties/>
    </style:style>
    <style:style style:family="table-cell" style:name="a9fed8a">
      <style:table-cell-properties/>
    </style:style>
    <style:style style:family="table-cell" style:name="a99bfdf">
      <style:table-cell-properties/>
    </style:style>
    <style:style style:family="table-cell" style:name="a3cdf06">
      <style:table-cell-properties/>
    </style:style>
    <style:style style:family="table-cell" style:name="a45f155">
      <style:table-cell-properties/>
    </style:style>
    <style:style style:family="table-cell" style:name="a8250ea">
      <style:table-cell-properties/>
    </style:style>
    <style:style style:family="table-cell" style:name="a7a0ebf">
      <style:table-cell-properties/>
    </style:style>
    <style:style style:family="paragraph" style:name="af7e6d5" style:parent-style-name="hvl-default">
      <style:paragraph-properties fo:line-height="0.2in" fo:margin-bottom="0.035277776cm" fo:margin-left="0.0cm" fo:margin-right="0.0cm" fo:margin-top="0.035277776cm" fo:text-align="left" fo:text-indent="0.0cm"/>
    </style:style>
    <style:style style:family="paragraph" style:name="ad7d640" style:parent-style-name="hvl-default">
      <style:paragraph-properties fo:line-height="0.2in" fo:margin-bottom="0.035277776cm" fo:margin-left="0.0cm" fo:margin-right="0.0cm" fo:margin-top="0.035277776cm" fo:text-align="justify" fo:text-indent="1.2501563cm"/>
    </style:style>
    <style:style style:family="paragraph" style:name="a929d27" style:parent-style-name="hvl-default">
      <style:paragraph-properties fo:line-height="0.2in" fo:margin-bottom="0.035277776cm" fo:margin-left="0.0cm" fo:margin-right="0.0cm" fo:margin-top="0.035277776cm" fo:text-align="left" fo:text-indent="0.0cm"/>
    </style:style>
    <style:style style:family="text" style:name="a2798c3">
      <style:text-properties fo:font-size="11"/>
    </style:style>
    <style:style style:family="text" style:name="a60a6cc">
      <style:text-properties fo:font-family="Times New Roman" fo:font-size="11"/>
    </style:style>
    <style:style style:family="text" style:name="a419b2e">
      <style:text-properties fo:font-family="Arial" fo:font-size="11"/>
    </style:style>
    <style:style style:family="table" style:name="a6bfeae">
      <style:table-properties table:align="margins"/>
    </style:style>
    <style:style style:family="paragraph" style:name="a039078" style:parent-style-name="hvl-default">
      <style:paragraph-properties fo:line-height="0.2in" fo:margin-bottom="0.0cm" fo:margin-left="0.10583334cm" fo:margin-right="0.035277776cm" fo:margin-top="0.0cm" fo:text-align="center" fo:text-indent="0.0cm"/>
    </style:style>
    <style:style style:family="text" style:name="ae3dac4"/>
    <style:style style:family="paragraph" style:name="a413447" style:parent-style-name="hvl-default">
      <style:paragraph-properties fo:line-height="0.2in" fo:margin-bottom="0.0cm" fo:margin-left="0.10583334cm" fo:margin-right="0.035277776cm" fo:margin-top="0.0cm" fo:text-align="center" fo:text-indent="0.0cm"/>
    </style:style>
    <style:style style:family="paragraph" style:name="a638b22" style:parent-style-name="hvl-default">
      <style:paragraph-properties fo:line-height="0.2in" fo:margin-bottom="0.0cm" fo:margin-left="0.10583334cm" fo:margin-right="0.035277776cm" fo:margin-top="0.0cm" fo:text-align="center" fo:text-indent="0.0cm"/>
    </style:style>
    <style:style style:family="paragraph" style:name="a9563e9" style:parent-style-name="hvl-default">
      <style:paragraph-properties fo:line-height="0.2in" fo:margin-bottom="0.0cm" fo:margin-left="0.10583334cm" fo:margin-right="0.035277776cm" fo:margin-top="0.0cm" fo:text-align="center" fo:text-indent="0.0cm"/>
    </style:style>
    <style:style style:family="paragraph" style:name="a952f5d" style:parent-style-name="hvl-default">
      <style:paragraph-properties fo:line-height="0.2in" fo:margin-bottom="0.0cm" fo:margin-left="0.10583334cm" fo:margin-right="0.035277776cm" fo:margin-top="0.0cm" fo:text-align="center" fo:text-indent="0.0cm"/>
    </style:style>
    <style:style style:family="paragraph" style:name="a568de2" style:parent-style-name="hvl-default">
      <style:paragraph-properties fo:line-height="0.2in" fo:margin-bottom="0.0cm" fo:margin-left="0.10583334cm" fo:margin-right="0.035277776cm" fo:margin-top="0.0cm" fo:text-align="center" fo:text-indent="0.0cm"/>
    </style:style>
    <style:style style:family="table-cell" style:name="a8c5140">
      <style:table-cell-properties/>
    </style:style>
    <style:style style:family="table-cell" style:name="a842e5e">
      <style:table-cell-properties/>
    </style:style>
    <style:style style:family="table-cell" style:name="a201ba7">
      <style:table-cell-properties/>
    </style:style>
    <style:style style:family="paragraph" style:name="abd913f" style:parent-style-name="hvl-default">
      <style:paragraph-properties fo:line-height="0.2in" fo:margin-bottom="0.0cm" fo:margin-left="0.0cm" fo:margin-right="0.0cm" fo:margin-top="0.0cm" fo:text-align="left" fo:text-indent="0.0cm"/>
    </style:style>
    <style:style style:family="paragraph" style:name="aa2d0d6" style:parent-style-name="hvl-default">
      <style:paragraph-properties fo:line-height="0.2in" fo:margin-bottom="0.035277776cm" fo:margin-left="0.0cm" fo:margin-right="0.0cm" fo:margin-top="0.035277776cm" fo:text-align="left" fo:text-indent="0.0cm"/>
    </style:style>
    <style:style style:family="text" style:name="a8a789d">
      <style:text-properties fo:font-size="11" style:text-underline-style="solid"/>
    </style:style>
    <style:style style:family="paragraph" style:name="a7493e0" style:parent-style-name="hvl-default">
      <style:paragraph-properties fo:line-height="0.2in" fo:margin-bottom="0.035277776cm" fo:margin-left="0.0cm" fo:margin-right="0.0cm" fo:margin-top="0.035277776cm" fo:text-align="left" fo:text-indent="0.0cm">
        <style:tab-stops>
          <style:tab-stop style:position="2.4694445cm" style:type="left"/>
        </style:tab-stops>
      </style:paragraph-properties>
    </style:style>
    <style:style style:family="paragraph" style:name="aeed0dc" style:parent-style-name="hvl-default">
      <style:paragraph-properties fo:line-height="0.2in" fo:margin-bottom="0.035277776cm" fo:margin-left="0.0cm" fo:margin-right="0.0cm" fo:margin-top="0.035277776cm" fo:text-align="left" fo:text-indent="0.0cm">
        <style:tab-stops>
          <style:tab-stop style:position="2.4694445cm" style:type="left"/>
        </style:tab-stops>
      </style:paragraph-properties>
    </style:style>
    <style:style style:family="paragraph" style:name="abeccbf" style:parent-style-name="hvl-default">
      <style:paragraph-properties fo:line-height="0.2in" fo:margin-bottom="0.035277776cm" fo:margin-left="0.0cm" fo:margin-right="0.0cm" fo:margin-top="0.035277776cm" fo:text-align="left" fo:text-indent="0.0cm">
        <style:tab-stops>
          <style:tab-stop style:position="2.4694445cm" style:type="left"/>
        </style:tab-stops>
      </style:paragraph-properties>
    </style:style>
    <style:style style:family="paragraph" style:name="a4989c9" style:parent-style-name="hvl-default">
      <style:paragraph-properties fo:line-height="0.2in" fo:margin-bottom="0.035277776cm" fo:margin-left="0.0cm" fo:margin-right="0.0cm" fo:margin-top="0.035277776cm" fo:text-align="left" fo:text-indent="0.0cm"/>
    </style:style>
    <style:style style:family="paragraph" style:name="acba743" style:parent-style-name="hvl-default">
      <style:paragraph-properties fo:line-height="0.2in" fo:margin-bottom="0.035277776cm" fo:margin-left="0.0cm" fo:margin-right="0.0cm" fo:margin-top="0.035277776cm" fo:text-align="justify" fo:text-indent="1.2501563cm"/>
    </style:style>
    <style:style style:family="text" style:name="a5e3e52">
      <style:text-properties fo:font-size="9"/>
    </style:style>
    <style:style style:family="paragraph" style:name="ad6a902" style:parent-style-name="hvl-default">
      <style:paragraph-properties fo:line-height="0.2in" fo:margin-bottom="0.035277776cm" fo:margin-left="0.0cm" fo:margin-right="0.0cm" fo:margin-top="0.035277776cm" fo:text-align="justify" fo:text-indent="1.2501563cm"/>
    </style:style>
    <style:style style:family="paragraph" style:name="a87cac7" style:parent-style-name="hvl-default">
      <style:paragraph-properties fo:line-height="0.2in" fo:margin-bottom="0.035277776cm" fo:margin-left="0.0cm" fo:margin-right="0.0cm" fo:margin-top="0.035277776cm" fo:text-align="justify" fo:text-indent="1.2501563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ad33d85"><text:tab/><text:span text:style-name="ad10ded">T.C.</text:span><text:tab/><text:span text:style-name="ad10ded">Örnek No: </text:span><text:span text:style-name="ad10ded">13</text:span><text:span text:style-name="ad10ded">**</text:span></text:p>
      <text:p text:style-name="ab3dc6c"><text:tab/><text:span text:style-name="ad10ded">TOKAT</text:span></text:p>
      <text:p text:style-name="a84972d"><text:tab/><text:span text:style-name="ad10ded"> </text:span><text:span text:style-name="ad10ded">İCRA</text:span><text:span text:style-name="ad10ded"> </text:span><text:span text:style-name="ad10ded">DAİRESİ</text:span></text:p>
      <text:p text:style-name="af21370"><text:tab/><text:span text:style-name="ad10ded">2024/9993</text:span><text:span text:style-name="ad10ded"> </text:span><text:span text:style-name="ad10ded">ESAS</text:span></text:p>
      <text:p text:style-name="a0ab3ae"><text:span text:style-name="ad10ded">ADİ KİRAYA VE HASILAT KİRALARINA AİT TAKİP</text:span><text:span text:style-name="ad10ded">TE</text:span><text:span text:style-name="ad10ded"> </text:span></text:p>
      <text:p text:style-name="a3ca1a0"><text:span text:style-name="ad10ded">ÖDEME EMRİ</text:span></text:p>
      <text:p text:style-name="ac987bc"/>
      <table:table table:style-name="a700979">
        <table:table-column table:style-name="a5f41bd"/>
        <table:table-column table:style-name="a5f7823"/>
        <table:table-row>
          <table:table-cell table:style-name="af2d5f8">
            <text:p text:style-name="a94371a"><text:span text:style-name="ad10ded">1-Alacaklı ve varsa </text:span><text:span text:style-name="ad10ded">kanuni temsilcisinin ve vekilinin adı, soyadı</text:span><text:span text:style-name="ad10ded"> ve </text:span><text:span text:style-name="ad10ded">yerleşim yerindeki adresi; alacaklı yabancı ülkede oturuyorsa Türkiye'de göstereceği yerleşim yerindeki adresi</text:span></text:p>
          </table:table-cell>
          <table:table-cell table:style-name="a858ff0">
            <table:table table:style-name="a1806e2">
              <table:table-column table:style-name="aea35c8"/>
              <table:table-column table:style-name="a0759cc"/>
              <table:table-row>
                <table:table-cell table:style-name="a38c3e7">
                  <text:p text:style-name="acf30d0"><text:span text:style-name="ad10ded">:</text:span></text:p>
                </table:table-cell>
                <table:table-cell table:style-name="acf976d">
                  <text:p text:style-name="a6455c4"><text:span text:style-name="aa758cd">ALİ</text:span><text:span text:style-name="aa758cd"> </text:span><text:span text:style-name="aa758cd">UMUT</text:span><text:span text:style-name="aa758cd"> </text:span><text:span text:style-name="aa758cd">BALCI,</text:span><text:span text:style-name="aa758cd"> </text:span><text:span text:style-name="aa758cd">36316603468</text:span><text:span text:style-name="aa758cd"/><text:span text:style-name="aa758cd">TC</text:span><text:span text:style-name="aa758cd"> </text:span><text:span text:style-name="aa758cd">Nolu,</text:span><text:span text:style-name="aa758cd"> </text:span></text:p>
                  <text:p text:style-name="a8bc169"><text:span text:style-name="aa758cd">Gazimağusa</text:span><text:span text:style-name="aa758cd"> </text:span><text:span text:style-name="aa758cd">/Kuzey</text:span><text:span text:style-name="aa758cd"> </text:span><text:span text:style-name="aa758cd">Kıbrıs</text:span><text:span text:style-name="aa758cd"> </text:span><text:span text:style-name="aa758cd">Türk</text:span><text:span text:style-name="aa758cd"> </text:span><text:span text:style-name="aa758cd">Cumhuriyeti</text:span></text:p>
                  <text:p text:style-name="a539a08"><text:span text:style-name="aa758cd">vekili </text:span><text:span text:style-name="aa758cd">Av.</text:span><text:span text:style-name="aa758cd"> </text:span><text:span text:style-name="aa758cd">Emrullah</text:span><text:span text:style-name="aa758cd"> </text:span><text:span text:style-name="aa758cd">Özer</text:span></text:p>
                  <text:p text:style-name="a5c2443"/>
                </table:table-cell>
              </table:table-row>
            </table:table>
          </table:table-cell>
        </table:table-row>
        <table:table-row>
          <table:table-cell table:style-name="a80f1af">
            <text:p text:style-name="a1ae2f2"><text:span text:style-name="ad10ded">2-Borçlunun ve varsa kanuni temsilcisinin adı</text:span><text:span text:style-name="ad10ded">,</text:span><text:span text:style-name="ad10ded"> soyadı ve </text:span><text:span text:style-name="ad10ded">yerleşim yerindeki adresi, alacaklı tarafından biliniyorsa vergi kimlik numarası</text:span></text:p>
          </table:table-cell>
          <table:table-cell table:style-name="a27713d">
            <table:table table:style-name="a208138">
              <table:table-column table:style-name="ad5f931"/>
              <table:table-column table:style-name="abc3b89"/>
              <table:table-row>
                <table:table-cell table:style-name="a24af5e">
                  <text:p text:style-name="a1851b0"><text:span text:style-name="ad10ded">:</text:span></text:p>
                </table:table-cell>
                <table:table-cell table:style-name="a38ff34">
                  <text:p text:style-name="a28398d"><text:span text:style-name="aa758cd">MERDAL</text:span><text:span text:style-name="aa758cd"> </text:span><text:span text:style-name="aa758cd">KİPEL,</text:span><text:span text:style-name="aa758cd"> </text:span><text:span text:style-name="aa758cd">24635551720</text:span><text:span text:style-name="aa758cd"/><text:span text:style-name="aa758cd">TC</text:span><text:span text:style-name="aa758cd"> </text:span><text:span text:style-name="aa758cd">Nolu,</text:span><text:span text:style-name="aa758cd"> </text:span></text:p>
                  <text:p text:style-name="a26bfc8"><text:span text:style-name="aa758cd">Karşıyaka</text:span><text:span text:style-name="aa758cd"> </text:span><text:span text:style-name="aa758cd">Mah.</text:span><text:span text:style-name="aa758cd"> </text:span><text:span text:style-name="aa758cd">Pınar</text:span><text:span text:style-name="aa758cd"> </text:span><text:span text:style-name="aa758cd">Sk.</text:span><text:span text:style-name="aa758cd"> </text:span><text:span text:style-name="aa758cd">No:1</text:span><text:span text:style-name="aa758cd"> </text:span><text:span text:style-name="aa758cd">İç</text:span><text:span text:style-name="aa758cd"> </text:span><text:span text:style-name="aa758cd">Kapı</text:span><text:span text:style-name="aa758cd"> </text:span><text:span text:style-name="aa758cd">No:2</text:span><text:span text:style-name="aa758cd"> </text:span><text:span text:style-name="aa758cd">Çat</text:span><text:span text:style-name="aa758cd"/><text:span text:style-name="aa758cd">Tokat</text:span><text:span text:style-name="aa758cd"> </text:span><text:span text:style-name="aa758cd">Merkez</text:span><text:span text:style-name="aa758cd"> </text:span><text:span text:style-name="aa758cd">/</text:span><text:span text:style-name="aa758cd"> </text:span><text:span text:style-name="aa758cd">TOKAT</text:span></text:p>
                </table:table-cell>
              </table:table-row>
            </table:table>
          </table:table-cell>
        </table:table-row>
        <table:table-row>
          <table:table-cell table:style-name="a9fed8a">
            <text:p text:style-name="a8dffb2"><text:span text:style-name="ad10ded">3- Alacağın Türk parasıyla tutarı, faiz miktarı ve işlemeye başladığı gün; alacak veya teminat yabancı para ise alacağın hangi tarihteki kur üzerinden talep edildiği ve faizi</text:span></text:p>
          </table:table-cell>
          <table:table-cell table:style-name="a99bfdf">
            <table:table table:style-name="ae2c015">
              <table:table-column table:style-name="aebfb66"/>
              <table:table-column table:style-name="ae161c7"/>
              <table:table-row>
                <table:table-cell table:style-name="a91ba3c">
                  <text:p text:style-name="a56ee3d"><text:span text:style-name="ad10ded">:</text:span></text:p>
                </table:table-cell>
                <table:table-cell table:style-name="a40f86f">
                  <table:table table:style-name="accc673">
                    <table:table-column table:style-name="a34f674"/>
                    <table:table-row>
                      <table:table-cell table:style-name="aec63f2">
                        <text:p text:style-name="a69e7e5"><text:span text:style-name="ad10ded">MERDAL</text:span><text:span text:style-name="ad10ded"> </text:span><text:span text:style-name="ad10ded">KİPEL</text:span></text:p>
                        <table:table table:style-name="aaf3d20">
                          <table:table-column table:style-name="aba304c"/>
                          <table:table-column table:style-name="a076931"/>
                          <table:table-row>
                            <table:table-cell table:style-name="ad28e38">
                              <text:p text:style-name="a93d7ef"><text:span text:style-name="aa758cd">128.720,00</text:span></text:p>
                            </table:table-cell>
                            <table:table-cell table:style-name="a702cd6">
                              <text:p text:style-name="ab9940b"><text:span text:style-name="aa758cd">TL</text:span><text:span text:style-name="aa758cd"><text:s text:c="2"/> </text:span><text:span text:style-name="aa758cd">2023</text:span><text:span text:style-name="aa758cd"/><text:span text:style-name="aa758cd">yılı</text:span><text:span text:style-name="aa758cd"><text:s text:c="2"/> </text:span><text:span text:style-name="aa758cd">ve</text:span><text:span text:style-name="aa758cd"/><text:span text:style-name="aa758cd">2024</text:span><text:span text:style-name="aa758cd"/><text:span text:style-name="aa758cd">yılı</text:span><text:span text:style-name="aa758cd"/><text:span text:style-name="aa758cd">bakiye</text:span><text:span text:style-name="aa758cd"/><text:span text:style-name="aa758cd">kira</text:span><text:span text:style-name="aa758cd"/><text:span text:style-name="aa758cd">alacağı</text:span><text:span text:style-name="aa758cd"/><text:span text:style-name="aa758cd">(İstenen:</text:span><text:span text:style-name="aa758cd"> </text:span><text:span text:style-name="aa758cd">Yıllık</text:span><text:span text:style-name="aa758cd"> </text:span><text:span text:style-name="aa758cd">Adi</text:span><text:span text:style-name="aa758cd"> </text:span><text:span text:style-name="aa758cd">Kanuni</text:span><text:span text:style-name="aa758cd"> </text:span><text:span text:style-name="aa758cd">Faiz)</text:span></text:p>
                            </table:table-cell>
                          </table:table-row>
                          <table:table-row>
                            <table:table-cell table:style-name="a49572c">
                              <text:p text:style-name="a11e171"><text:span text:style-name="aa758cd">9.314,00</text:span></text:p>
                            </table:table-cell>
                            <table:table-cell table:style-name="a9dd892">
                              <text:p text:style-name="a37c15c"><text:span text:style-name="aa758cd">TL</text:span><text:span text:style-name="aa758cd"><text:s text:c="2"/> </text:span><text:span text:style-name="aa758cd">işlemiş</text:span><text:span text:style-name="aa758cd"/><text:span text:style-name="aa758cd">faiz</text:span><text:span text:style-name="aa758cd"> </text:span></text:p>
                            </table:table-cell>
                          </table:table-row>
                          <table:table-row>
                            <table:table-cell table:style-name="a1b2bec">
                              <text:p text:style-name="a655dea"><text:span text:style-name="aa758cd">138.034,00</text:span></text:p>
                            </table:table-cell>
                            <table:table-cell table:style-name="aeeeae8">
                              <text:p text:style-name="a94e0c8"><text:span text:style-name="aa758cd">TL</text:span><text:span text:style-name="aa758cd"><text:s text:c="2"/> </text:span><text:span text:style-name="aa758cd">Toplam</text:span><text:span text:style-name="aa758cd"> </text:span><text:span text:style-name="aa758cd">Alacak</text:span><text:span text:style-name="aa758cd"> </text:span></text:p>
                            </table:table-cell>
                          </table:table-row>
                        </table:table>
                      </table:table-cell>
                    </table:table-row>
                  </table:table>
                  <text:p text:style-name="a56b51a"><text:span text:style-name="aa758cd">Alacağın</text:span><text:span text:style-name="aa758cd"> </text:span><text:span text:style-name="aa758cd">tahsili</text:span><text:span text:style-name="aa758cd"> </text:span><text:span text:style-name="aa758cd">tarihine</text:span><text:span text:style-name="aa758cd"> </text:span><text:span text:style-name="aa758cd">kadar</text:span><text:span text:style-name="aa758cd"> </text:span><text:span text:style-name="aa758cd">%.9.....</text:span><text:span text:style-name="aa758cd"> </text:span><text:span text:style-name="aa758cd">faizi</text:span><text:span text:style-name="aa758cd"> </text:span><text:span text:style-name="aa758cd">masraf</text:span><text:span text:style-name="aa758cd"> </text:span><text:span text:style-name="aa758cd">ve</text:span><text:span text:style-name="aa758cd"> </text:span><text:span text:style-name="aa758cd">vekalet</text:span><text:span text:style-name="aa758cd"> </text:span><text:span text:style-name="aa758cd">ücreti</text:span><text:span text:style-name="aa758cd"> </text:span><text:span text:style-name="aa758cd">ile</text:span><text:span text:style-name="aa758cd"> </text:span><text:span text:style-name="aa758cd">tahsili,kısmi</text:span><text:span text:style-name="aa758cd"> </text:span><text:span text:style-name="aa758cd">ödemelerde</text:span><text:span text:style-name="aa758cd"> </text:span><text:span text:style-name="aa758cd">BK.100</text:span><text:span text:style-name="aa758cd"> </text:span><text:span text:style-name="aa758cd">e</text:span><text:span text:style-name="aa758cd"> </text:span><text:span text:style-name="aa758cd">göre</text:span><text:span text:style-name="aa758cd"> </text:span><text:span text:style-name="aa758cd">yapılmasını</text:span><text:span text:style-name="aa758cd"> </text:span><text:span text:style-name="aa758cd">talep</text:span><text:span text:style-name="aa758cd"> </text:span><text:span text:style-name="aa758cd">ederim.</text:span><text:span text:style-name="aa758cd"> </text:span><text:span text:style-name="aa758cd">(TBK</text:span><text:span text:style-name="aa758cd"> </text:span><text:span text:style-name="aa758cd">100.</text:span><text:span text:style-name="aa758cd"> </text:span><text:span text:style-name="aa758cd">Md.,</text:span><text:span text:style-name="aa758cd"> </text:span><text:span text:style-name="aa758cd">)</text:span><text:span text:style-name="aa758cd"> </text:span><text:span text:style-name="aa758cd">Uygulanacaktır.</text:span></text:p>
                </table:table-cell>
              </table:table-row>
            </table:table>
          </table:table-cell>
        </table:table-row>
        <table:table-row>
          <table:table-cell table:style-name="a3cdf06">
            <text:p text:style-name="a6aa9b8"><text:span text:style-name="ad10ded">4-Bir terekeye karşı yapılan takiplerde mirasçıların adı</text:span><text:span text:style-name="ad10ded">,</text:span><text:span text:style-name="ad10ded"> soyadı ve </text:span><text:span text:style-name="ad10ded">yerleşim yerindeki adresleri</text:span></text:p>
          </table:table-cell>
          <table:table-cell table:style-name="a45f155">
            <table:table table:style-name="a0e2e1e">
              <table:table-column table:style-name="ae09c4e"/>
              <table:table-row>
                <table:table-cell table:style-name="a5b5d93">
                  <text:p text:style-name="a1d21df"><text:span text:style-name="ad10ded">:</text:span></text:p>
                </table:table-cell>
              </table:table-row>
            </table:table>
          </table:table-cell>
        </table:table-row>
        <table:table-row>
          <table:table-cell table:style-name="a8250ea">
            <text:p text:style-name="a203a69"><text:span text:style-name="ad10ded">5-Sözleşme ve tarihi</text:span></text:p>
          </table:table-cell>
          <table:table-cell table:style-name="a7a0ebf">
            <table:table table:style-name="af29ae8">
              <table:table-column table:style-name="a9be6c4"/>
              <table:table-row>
                <table:table-cell table:style-name="ad8de7f">
                  <text:p text:style-name="a1e3982"><text:span text:style-name="ad10ded">:</text:span><text:span text:style-name="ad07264"> </text:span><text:span text:style-name="ae7f4d1">YENİYURT</text:span><text:span text:style-name="ae7f4d1"/><text:span text:style-name="ae7f4d1">MAH.</text:span><text:span text:style-name="ae7f4d1"> </text:span><text:span text:style-name="ae7f4d1">İSMAİL</text:span><text:span text:style-name="ae7f4d1"> </text:span><text:span text:style-name="ae7f4d1">ALTINGÖVDE</text:span><text:span text:style-name="ae7f4d1"/><text:span text:style-name="ae7f4d1">CAD.</text:span><text:span text:style-name="ae7f4d1"/><text:span text:style-name="ae7f4d1">NO:21/F</text:span><text:span text:style-name="ae7f4d1"/><text:span text:style-name="ae7f4d1">MERKEZ/TOKAT</text:span><text:span text:style-name="ae7f4d1"> </text:span><text:span text:style-name="ae7f4d1">/1245</text:span><text:span text:style-name="ae7f4d1"/><text:span text:style-name="ae7f4d1">ADA</text:span><text:span text:style-name="ae7f4d1"/><text:span text:style-name="ae7f4d1">2</text:span><text:span text:style-name="ae7f4d1"> </text:span><text:span text:style-name="ae7f4d1">PARSEL</text:span><text:span text:style-name="ae7f4d1"><text:s text:c="2"/> </text:span><text:span text:style-name="ae7f4d1">TOKAT</text:span><text:span text:style-name="ae7f4d1"/><text:span text:style-name="ae7f4d1">İLİ</text:span><text:span text:style-name="ae7f4d1"/><text:span text:style-name="ae7f4d1">MERKEZ</text:span><text:span text:style-name="ae7f4d1"/><text:span text:style-name="ae7f4d1">İLÇESİ</text:span><text:span text:style-name="ae7f4d1"> </text:span><text:span text:style-name="ae7f4d1">YENİYURT</text:span><text:span text:style-name="ae7f4d1"/><text:span text:style-name="ae7f4d1">MAH.</text:span><text:span text:style-name="ae7f4d1"> </text:span><text:span text:style-name="ae7f4d1">/</text:span><text:span text:style-name="ae7f4d1"> </text:span><text:span text:style-name="ae7f4d1">30.03.2023</text:span><text:span text:style-name="ae7f4d1"> </text:span><text:span text:style-name="ae7f4d1">tarihli</text:span><text:span text:style-name="ae7f4d1"> </text:span><text:span text:style-name="ae7f4d1">ve</text:span><text:span text:style-name="ae7f4d1"> </text:span><text:span text:style-name="ae7f4d1">Yazılı</text:span><text:span text:style-name="ae7f4d1"> </text:span><text:span text:style-name="ae7f4d1">,yıllık</text:span><text:span text:style-name="ae7f4d1"> </text:span><text:span text:style-name="ae7f4d1">83.160,00</text:span><text:span text:style-name="ae7f4d1"> </text:span><text:span text:style-name="ae7f4d1">TL</text:span><text:span text:style-name="ae7f4d1"> </text:span><text:span text:style-name="ae7f4d1">Altı</text:span><text:span text:style-name="ae7f4d1"> </text:span><text:span text:style-name="ae7f4d1">Ay</text:span><text:span text:style-name="ae7f4d1"> </text:span><text:span text:style-name="ae7f4d1">ve</text:span><text:span text:style-name="ae7f4d1"> </text:span><text:span text:style-name="ae7f4d1">Daha</text:span><text:span text:style-name="ae7f4d1"> </text:span><text:span text:style-name="ae7f4d1">Fazla</text:span><text:span text:style-name="ae7f4d1"> </text:span><text:span text:style-name="ae7f4d1">Adi</text:span><text:span text:style-name="ae7f4d1"> </text:span><text:span text:style-name="ae7f4d1">Kira</text:span><text:span text:style-name="ae7f4d1"> </text:span><text:span text:style-name="ae7f4d1">kira</text:span><text:span text:style-name="ae7f4d1"> </text:span><text:span text:style-name="ae7f4d1">sözleşmesi.83.160,00</text:span><text:span text:style-name="ae7f4d1"> </text:span><text:span text:style-name="ae7f4d1">TL</text:span><text:span text:style-name="ae7f4d1"/><text:span text:style-name="ae7f4d1">tutarında</text:span><text:span text:style-name="ae7f4d1"> </text:span><text:span text:style-name="ae7f4d1">30.03.2023</text:span><text:span text:style-name="ae7f4d1"> </text:span><text:span text:style-name="ae7f4d1">tarihli</text:span><text:span text:style-name="ae7f4d1"/><text:span text:style-name="ae7f4d1">Bakiye</text:span><text:span text:style-name="ae7f4d1"/><text:span text:style-name="ae7f4d1">Kira.45.560,00</text:span><text:span text:style-name="ae7f4d1"> </text:span><text:span text:style-name="ae7f4d1">TL</text:span><text:span text:style-name="ae7f4d1"/><text:span text:style-name="ae7f4d1">tutarında</text:span><text:span text:style-name="ae7f4d1"> </text:span><text:span text:style-name="ae7f4d1">30.03.2024</text:span><text:span text:style-name="ae7f4d1"> </text:span><text:span text:style-name="ae7f4d1">tarihli</text:span><text:span text:style-name="ae7f4d1"> </text:span><text:span text:style-name="ae7f4d1">Kira.</text:span><text:span text:style-name="ae7f4d1"/><text:span text:style-name="ae7f4d1">olmak</text:span><text:span text:style-name="ae7f4d1"/><text:span text:style-name="ae7f4d1">üzere</text:span><text:span text:style-name="ae7f4d1"/><text:span text:style-name="ae7f4d1">toplam</text:span><text:span text:style-name="ae7f4d1"> </text:span><text:span text:style-name="ae7f4d1">128.720,00</text:span><text:span text:style-name="ae7f4d1"> </text:span><text:span text:style-name="ae7f4d1">tl</text:span><text:span text:style-name="ae7f4d1"/><text:span text:style-name="ae7f4d1">kira</text:span><text:span text:style-name="ae7f4d1"><text:s text:c="2"/> </text:span><text:span text:style-name="ae7f4d1">ve</text:span><text:span text:style-name="ae7f4d1"/><text:span text:style-name="ae7f4d1">işlemiş</text:span><text:span text:style-name="ae7f4d1"/><text:span text:style-name="ae7f4d1">faizinin</text:span><text:span text:style-name="ae7f4d1"/><text:span text:style-name="ae7f4d1">tahsili</text:span><text:span text:style-name="ae7f4d1"/><text:span text:style-name="ae7f4d1">ve</text:span><text:span text:style-name="ae7f4d1"/><text:span text:style-name="ae7f4d1">tahliye</text:span><text:span text:style-name="ae7f4d1"><text:s text:c="2"/> </text:span><text:span text:style-name="ae7f4d1">talebimiz</text:span><text:span text:style-name="ae7f4d1"/><text:span text:style-name="ae7f4d1">128.720,00</text:span><text:span text:style-name="ae7f4d1"> </text:span><text:span text:style-name="ae7f4d1">TL</text:span><text:span text:style-name="ae7f4d1"> </text:span></text:p>
                  <text:p text:style-name="a81783a"><text:span text:style-name="ad4eb7a">haciz</text:span><text:span text:style-name="ad4eb7a"><text:s text:c="2"/> </text:span><text:span text:style-name="ad4eb7a">ve</text:span><text:span text:style-name="ad4eb7a"/><text:span text:style-name="ad4eb7a">tahliye</text:span></text:p>
                </table:table-cell>
              </table:table-row>
            </table:table>
          </table:table-cell>
        </table:table-row>
      </table:table>
      <text:p text:style-name="af7e6d5"/>
      <text:p text:style-name="ad7d640"><text:span text:style-name="aa758cd">Yukarıda yazılı borcu işbu ödeme emrinin tebliği tarihinden itibaren 30 gün</text:span><text:span text:style-name="ad10ded"> </text:span><text:span text:style-name="aa758cd">içinde ödeme emrinde yazılı olan icra dairesine ait banka hesabına yatırmanız; borcun bir kısmını veya tamamını veya alacaklının takibine karşı bir itirazınız varsa, yine bu ödeme emrinin tebliği tarihinden itibaren 7 gün içinde açıkça ve sebepleri ile birlikte İcra ve İflas Kanununun 62. maddesi hükmü gereğince dilekçe ile veya sözlü olarak icra dairesine bildirmeniz, kira ak</text:span><text:span text:style-name="aa758cd">t</text:span><text:span text:style-name="aa758cd">ini ve sözleşmedeki imzanızı kesin ve açık olarak reddetmediğiniz takdirde, akdi kabul etmiş sayılacağınız, yukarıdaki süreler içinde borcu ödemeniz veya itiraz etmezseniz, alacaklının </text:span><text:span text:style-name="aa758cd">icra mahkemesinden</text:span><text:span text:style-name="aa758cd"> tahliyenizi isteyebileceği ve kesinleşen kira alacağından dolayı da haciz talep edebileceği ihtar olunur.(*)</text:span><text:span text:style-name="aa758cd">03/06/2024</text:span></text:p>
      <text:p text:style-name="a929d27"><text:span text:style-name="a2798c3">(İ</text:span><text:span text:style-name="a60a6cc">İK</text:span><text:span text:style-name="a419b2e"> </text:span><text:span text:style-name="a60a6cc">m.</text:span><text:span text:style-name="a2798c3">269) </text:span></text:p>
      <table:table table:style-name="a6bfeae">
        <table:table-column/>
        <table:table-column/>
        <table:table-column/>
        <table:table-row>
          <table:table-cell table:style-name="a8c5140">
            <text:p text:style-name="a039078"><text:span text:style-name="ae3dac4"> </text:span></text:p>
          </table:table-cell>
          <table:table-cell table:style-name="a842e5e">
            <text:p text:style-name="a413447"><text:span text:style-name="ae3dac4"> </text:span></text:p>
          </table:table-cell>
          <table:table-cell table:style-name="a201ba7">
            <text:p text:style-name="a638b22"><text:span text:style-name="ae3dac4"> Emine YILMAZ</text:span></text:p>
            <text:p text:style-name="a9563e9"><text:span text:style-name="ae3dac4">İcra Müdür Yardımcısı</text:span></text:p>
            <text:p text:style-name="a952f5d"><text:span text:style-name="ae3dac4">277450</text:span></text:p>
            <text:p text:style-name="a568de2"><text:span text:style-name="ae3dac4"> </text:span></text:p>
          </table:table-cell>
        </table:table-row>
      </table:table>
      <text:p text:style-name="abd913f"/>
      <text:p text:style-name="aa2d0d6"><text:span text:style-name="a8a789d">İcra Dairesi Hesap Bilgileri</text:span></text:p>
      <text:p text:style-name="a7493e0"><text:span text:style-name="aa758cd">Banka Adı </text:span><text:tab/><text:span text:style-name="aa758cd"> : </text:span><text:span text:style-name="aa758cd">T.</text:span><text:span text:style-name="aa758cd"> </text:span><text:span text:style-name="aa758cd">Vakıflar</text:span><text:span text:style-name="aa758cd"> </text:span><text:span text:style-name="aa758cd">Bankası</text:span><text:span text:style-name="aa758cd"> </text:span><text:span text:style-name="aa758cd">T.A.O.</text:span></text:p>
      <text:p text:style-name="aeed0dc"><text:span text:style-name="aa758cd">Iban No </text:span><text:tab/><text:span text:style-name="aa758cd"> : </text:span><text:span text:style-name="aa758cd">TR770001500158007308346477</text:span></text:p>
      <text:p text:style-name="abeccbf"><text:span text:style-name="aa758cd">Vergi</text:span><text:span text:style-name="aa758cd"> </text:span><text:span text:style-name="aa758cd">Dairesi</text:span><text:span text:style-name="aa758cd"> </text:span><text:span text:style-name="aa758cd">Adı</text:span><text:span text:style-name="aa758cd"> </text:span><text:span text:style-name="aa758cd">/</text:span><text:span text:style-name="aa758cd"> </text:span><text:span text:style-name="aa758cd">No:</text:span><text:span text:style-name="aa758cd"> </text:span><text:span text:style-name="aa758cd">TOKAT</text:span><text:span text:style-name="aa758cd"> </text:span><text:span text:style-name="aa758cd">VERGİ</text:span><text:span text:style-name="aa758cd"> </text:span><text:span text:style-name="aa758cd">DAİRESİ</text:span><text:span text:style-name="aa758cd"> </text:span><text:span text:style-name="aa758cd">-</text:span><text:span text:style-name="aa758cd"> </text:span><text:span text:style-name="aa758cd">8460798721</text:span></text:p>
      <text:p text:style-name="a4989c9"/>
      <text:p text:style-name="acba743"><text:span text:style-name="a5e3e52">(*) A- Ödeme süresi</text:span><text:span text:style-name="a5e3e52">;</text:span><text:span text:style-name="a5e3e52"> Borçlar Kanununun 260 ıncı maddesi gereğince, altı ay veya daha fazla süreli adi kiralarda otuz gün, daha az süreli olanlarında altı gün, aynı Kanunun 288'inci maddesi uyarınca hasılat kiralarında altmış gündür.</text:span></text:p>
      <text:p text:style-name="ad6a902"><text:span text:style-name="a5e3e52">B- İtiraz süresi; Ödeme süresi otuz ve altmış gün olan adi ve hasılat kiralarında itiraz süresi yedi gün, ödeme süresi altı gün olan adi kiralarda ise üç gündür.</text:span></text:p>
      <text:p text:style-name="a87cac7"/>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html="http://www.w3.org/1999/xhtml" xmlns:xlink="http://www.w3.org/1999/xlink" grddl:transformation="http://docs.oasis-open.org/office/1.2/xslt/odf2rdf.xsl" office:version="1.2">
  <office:font-face-decls>
    <style:font-face style:name="Tahoma1" svg:font-family="Tahoma"/>
    <style:font-face style:font-family-generic="roman" style:font-pitch="variable" style:name="Times New Roman" svg:font-family="'Times New Roman'"/>
    <style:font-face style:font-family-generic="system" style:font-pitch="variable" style:name="Andale Sans UI" svg:font-family="'Andale Sans UI'"/>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false"/>
      <style:paragraph-properties style:font-independent-line-spacing="false" style:line-break="strict" style:text-autospace="ideograph-alpha" style:writing-mode="lr-tb">
        <style:tab-stops/>
      </style:paragraph-properties>
      <style:text-properties fo:country="TR" fo:font-size="12pt" fo:language="tr" style:country-asian="JP" style:country-complex="IR" style:font-size-asian="12pt" style:font-size-complex="12pt" style:language-asian="ja" style:language-complex="fa" style:letter-kerning="true" style:use-window-font-color="true"/>
    </style:default-style>
    <style:default-style style:family="paragraph">
      <style:paragraph-properties fo:hyphenation-ladder-count="no-limit" style:line-break="strict" style:punctuation-wrap="hanging" style:tab-stop-distance="2.54cm" style:text-autospace="ideograph-alpha" style:writing-mode="page"/>
      <style:text-properties fo:country="TR" fo:font-size="12pt" fo:hyphenate="false" fo:hyphenation-push-char-count="2" fo:hyphenation-remain-char-count="2" fo:language="tr" style:country-asian="JP" style:country-complex="IR" style:font-name="Times New Roman" style:font-name-asian="Andale Sans UI" style:font-name-complex="Tahoma" style:font-size-asian="12pt" style:font-size-complex="12pt" style:language-asian="ja" style:language-complex="fa"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fo:country="none" fo:language="zxx" style:country-asian="none" style:country-complex="none" style:language-asian="zxx" style:language-complex="zxx"/>
    </style:style>
    <style:style style:class="text" style:family="paragraph" style:name="Title" style:parent-style-name="Standard">
      <style:paragraph-properties fo:margin-bottom="0.212cm" fo:margin-top="0.212cm" text:line-number="0" text:number-lines="false"/>
      <style:text-properties fo:font-size="12pt" fo:font-style="italic" style:font-name-complex="Tahoma1" style:font-size-asian="12pt" style:font-size-complex="12pt" style:font-style-asian="italic" style:font-style-complex="italic"/>
    </style:style>
    <style:style style:class="text" style:display-name="Text body" style:family="paragraph" style:name="Text_20_body" style:parent-style-name="Standard">
      <style:paragraph-properties fo:margin-bottom="0.212cm" fo:margin-top="0cm"/>
    </style:style>
    <style:style style:class="chapter" style:family="paragraph" style:name="Subtitle" style:next-style-name="Text_20_body" style:parent-style-name="Title">
      <style:paragraph-properties fo:text-align="center" style:justify-single-word="false"/>
      <style:text-properties fo:font-size="14pt" fo:font-style="italic" style:font-size-asian="14pt" style:font-size-complex="14pt" style:font-style-asian="italic" style:font-style-complex="italic"/>
    </style:style>
    <style:style style:class="list" style:family="paragraph" style:name="List" style:parent-style-name="Text_20_body">
      <style:text-properties style:font-name-complex="Tahoma1"/>
    </style:style>
    <style:style style:class="index" style:family="paragraph" style:name="Index" style:parent-style-name="Standard">
      <style:paragraph-properties text:line-number="0" text:number-lines="false"/>
      <style:text-properties style:font-name-complex="Tahoma1"/>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style style:family="paragraph" style:name="default">
      <style:text-properties fo:color="#333333" fo:font-family="Dialog" fo:font-size="12"/>
    </style:style>
    <style:style style:family="paragraph" style:name="edf_1356954811608">
      <style:text-properties fo:font-family="Times New Roman" fo:font-size="12"/>
    </style:style>
    <style:style style:family="paragraph" style:name="edf_1717416838113">
      <style:text-properties fo:font-family="Arial" fo:font-size="11"/>
    </style:style>
    <style:style style:family="paragraph" style:name="hvl-default">
      <style:text-properties fo:font-family="Times New Roman" fo:font-size="12"/>
    </style:style>
    <style:style style:family="paragraph" style:name="edf_1717416817854">
      <style:text-properties fo:font-family="Arial" fo:font-size="11"/>
    </style:style>
    <style:style style:family="paragraph" style:name="Footer"/>
  </office:styles>
  <office:automatic-styles>
    <style:page-layout style:name="Mpm1">
      <style:page-layout-properties fo:margin-bottom="0.706cm" fo:margin-left="1.5cm" fo:margin-right="1.5cm" fo:margin-top="1.4816666753018344cm" fo:page-height="11.6929in" fo:page-width="8.2681in"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style style:family="paragraph" style:name="a505ae3" style:parent-style-name="Footer">
      <style:paragraph-properties fo:line-height="0.2in" fo:margin-bottom="0.0cm" fo:margin-left="0.0cm" fo:margin-right="0.0cm" fo:margin-top="0.0cm" fo:text-align="justify" fo:text-indent="0.0cm"/>
    </style:style>
    <style:style style:family="text" style:name="af98bc7">
      <style:text-properties fo:font-family="Times New Roman" fo:font-size="9"/>
    </style:style>
    <style:style style:family="text" style:name="a93c6f1">
      <style:text-properties fo:font-family="Times New Roman" fo:font-size="12"/>
    </style:style>
  </office:automatic-styles>
  <office:master-styles>
    <style:master-page style:name="Standard" style:page-layout-name="Mpm1">
      <style:footer>
        <text:p text:style-name="a505ae3"><text:span text:style-name="af98bc7">**: Bu örnek, bu Yönetmelikten önceki uygulamada kullanılan Örnek 51'e karşılık gelmektedir.</text:span><text:span text:style-name="a93c6f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0M35S</meta:editing-duration>
    <meta:editing-cycles>2</meta:editing-cycles>
    <meta:generator>OpenOffice.org/3.2$Win32 OpenOffice.org_project/320m12$Build-9483</meta:generator>
    <dc:date>2015-05-14T15:37:05.73</dc:date>
    <meta:document-statistic meta:table-count="0" meta:image-count="0" meta:object-count="0" meta:page-count="1" meta:paragraph-count="0" meta:word-count="0" meta:character-count="0"/>
    <meta:user-defined meta:name="Info 1"/>
    <meta:user-defined meta:name="Info 2"/>
    <meta:user-defined meta:name="Info 3"/>
    <meta:user-defined meta:name="Info 4"/>
  </office:meta>
</office:document-meta>
</file>